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indent="0.5in" style:auto-text-indent="false"/>
    </style:style>
    <style:style style:name="P2" style:family="paragraph" style:parent-style-name="Standard" style:master-page-name="Standard">
      <style:paragraph-properties fo:margin-left="0in" fo:margin-right="0in" fo:margin-top="0in" fo:margin-bottom="0in" loext:contextual-spacing="false" fo:text-indent="0.5in" style:auto-text-indent="false" style:page-number="1"/>
    </style:style>
    <style:style style:name="P3" style:family="paragraph" style:parent-style-name="Standard">
      <style:paragraph-properties fo:margin-top="0in" fo:margin-bottom="0in" loext:contextual-spacing="false"/>
    </style:style>
    <style:style style:name="P4" style:family="paragraph" style:parent-style-name="Standard" style:list-style-name="WWNum1">
      <style:paragraph-properties fo:margin-left="0.5in" fo:margin-right="0in" fo:margin-top="0in" fo:margin-bottom="0in" loext:contextual-spacing="true" fo:text-align="end" style:justify-single-word="false" fo:text-indent="-0.25in" style:auto-text-indent="false"/>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e line of Kitsu Okura is unique in all of recorded history. <text:s/>Only one man in ten thousand is gifted by the kami as a shugenja, and even among the children of shugenja, only one in a century will share the talents of their sire. <text:s/>Yet in every generation for three centuries, the firstborn son of Kitsu Okura unfailingly becomes a shugenja, each choosing the name of Kitsu Okura at his gempukku.</text:span></text:p>
      <text:p text:style-name="P1"><text:span text:style-name="T1">Okura’s progeny claim ignorance of the source and nature of their blessing. <text:s/>Remarkably, though each has been a competent practitioner, none have shown any abilities above or below the ordinary. <text:s/>Without exception, their powers have been plainly average.</text:span></text:p>
      <text:p text:style-name="P1"><text:span text:style-name="T1">Even still, the significance of this anomaly is impossible to understate. <text:s/>If we could understand and replicate whatever pleased the fortunes so greatly about this family, it would usher in a new era of power and prosperity. <text:s/>In seeking to uncover this mystery, we must ask ourselves what sets this lineage apart.</text:span></text:p>
      <text:p text:style-name="P1"><text:span text:style-name="T1">Three things are extraordinary about the line of Kitsu Okura. <text:s/>First, their great scholarship; their progenitor was one of the greatest scholars the Empire has ever known, and every descendant has followed in those footsteps. <text:s/>Second, their unceasing chain of shugenja fathers and sons. <text:s/>Lastly their conspicuous lack of any notably powerful shugenja in more than three hundred years.</text:span></text:p>
      <text:p text:style-name="P1"><text:span text:style-name="T1">It would be absurdly coincidental for three different exceptional traits to persist for a dozen generations through unrelated happenstance. <text:s/>Let us therefore assume these peculiarities are interwoven. <text:s/>We must then ask ourselves what contrivance would produce these three particular outcomes.</text:span></text:p>
      <text:p text:style-name="P1"><text:span text:style-name="T1">One of the linkages is well explored - it has long been noted that power and scholarship are seldom shared by the same shugenja. <text:s/>List the twenty most accomplished chroniclers of lore and the twenty most powerful shugenja the Empire has ever known, and not one name appears twice. <text:s/>The ability to explain plainly a complex truth comes with expertise in any natural discipline, but this is apparently not so with the supernatural.</text:span></text:p>
      <text:p text:style-name="P1"><text:span text:style-name="T1">Indeed, the Shinsei nevered answer any question but with another question. <text:s/>Such teaching enlightens more than outright explanation possibly could. <text:s/>Any statement about the Tao is wrong, for the Tao is more complex in every facet than words can describe, and those seeking enlightenment must therefore pursue an understanding beyond language.</text:span></text:p>
      <text:p text:style-name="P1"><text:span text:style-name="T1">It follows that using language to describe the indescribable is an impediment to our mastery of the elements. <text:s/>It therefore seems prudent to give little weight to writings such as those of Kitsu Okura, lest they encourage counterproductive patterns of thought. <text:s/>One wonders how much potential has been squandered by young shugenja seeking to learn more of their gifts, being ensnared by wise-seeming words, and unknowingly curbing their own talents as they travel false paths. <text:s/>Even powerful shugenja who cast aside these distractions might have found even greater power had they not wasted past thoughts and energies on the diversions of false scholars.</text:span></text:p>
      <text:p text:style-name="P1"><text:span text:style-name="T1">If a shugenja reads a book and then fails to achieve their full potential as a direct result, is their lost power simply unattained, or could we say it was stolen by the book’s author? <text:s/>Perhaps literally so, if my suspicions are correct.</text:span></text:p>
      <text:p text:style-name="P1"><text:span text:style-name="T1">Are we to believe that after three hundred years, the line of Kitsu Okura has not realized that their attempts at scholarship have held them back? <text:s/>That every powerful shugenja in history only came into their power after they stopped trying to put the nature of their abilities into words? <text:s/>Why would the line of Kitsu Okura unceasingly refine and develop their scholastic theories for three centuries, when no great shugenja in that time has ever credited them as aiding the development of his own wisdom and power?</text:span></text:p>
      <text:p text:style-name="P1"><text:span text:style-name="T1">At best, the scholastic works of Kitsu Okura are a well intentioned distraction, best avoided by any shugenja with care for his own achievement. <text:s/>At worst, they are a trap set to drain us of some portion of our power, so that the line of Kitsu Okura may continue. <text:s/>In either case, I have ordered his texts banned from all Agasha libraries, and recommend that all other great Families do the same.</text:span></text:p>
      <text:p text:style-name="P3"/>
      <text:list xml:id="list7470921477784240152" text:style-name="WWNum1">
        <text:list-item>
          <text:p text:style-name="P4"><text:span text:style-name="T2">Agasha Tamor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694" meta:character-count="4226" meta:non-whitespace-character-count="3522"/>
    <meta:generator>LibreOfficeDev/5.1.0.3$Linux_X86_64 LibreOffice_project/</meta:generator>
  </office:meta>
</office:document-meta>
</file>